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List_20_Paragraph" style:list-style-name="WWNum1">
      <style:paragraph-properties fo:text-align="justify" style:justify-single-word="false"/>
    </style:style>
    <style:style style:name="P3" style:family="paragraph" style:parent-style-name="List_20_Paragraph" style:list-style-name="WWNum1">
      <style:paragraph-properties fo:text-align="justify" style:justify-single-word="false"/>
      <style:text-properties fo:color="#069a2e" loext:opacity="100%"/>
    </style:style>
    <style:style style:name="P4" style:family="paragraph" style:parent-style-name="Standard">
      <style:paragraph-properties fo:text-align="justify" style:justify-single-word="false"/>
      <style:text-properties officeooo:rsid="0008979e" officeooo:paragraph-rsid="0008a271"/>
    </style:style>
    <style:style style:name="P5" style:family="paragraph" style:parent-style-name="Standard">
      <style:paragraph-properties fo:text-align="justify" style:justify-single-word="false"/>
      <style:text-properties officeooo:rsid="0008979e" officeooo:paragraph-rsid="0008979e"/>
    </style:style>
    <style:style style:name="P6" style:family="paragraph" style:parent-style-name="Standard">
      <style:paragraph-properties fo:text-align="justify" style:justify-single-word="false"/>
      <style:text-properties officeooo:rsid="0008979e" officeooo:paragraph-rsid="000a720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8979e"/>
    </style:style>
    <style:style style:name="P9" style:family="paragraph" style:parent-style-name="Standard">
      <style:paragraph-properties fo:text-align="justify" style:justify-single-word="false"/>
      <style:text-properties officeooo:paragraph-rsid="000a720d"/>
    </style:style>
    <style:style style:name="T1" style:family="text">
      <style:text-properties fo:color="#ff860d" loext:opacity="100%"/>
    </style:style>
    <style:style style:name="T2" style:family="text">
      <style:text-properties fo:color="#a7074b" loext:opacity="100%"/>
    </style:style>
    <style:style style:name="T3" style:family="text">
      <style:text-properties fo:color="#069a2e" loext:opacity="100%"/>
    </style:style>
    <style:style style:name="T4" style:family="text">
      <style:text-properties fo:color="#2a6099" loext:opacity="100%"/>
    </style:style>
    <style:style style:name="T5" style:family="text">
      <style:text-properties fo:color="#c9211e" loext:opacity="100%"/>
    </style:style>
    <style:style style:name="T6" style:family="text">
      <style:text-properties officeooo:rsid="0008a271"/>
    </style:style>
    <style:style style:name="T7" style:family="text">
      <style:text-properties officeooo:rsid="000a3769"/>
    </style:style>
    <style:style style:name="T8" style:family="text">
      <style:text-properties officeooo:rsid="0008979e"/>
    </style:style>
    <style:style style:name="T9" style:family="text">
      <style:text-properties officeooo:rsid="000a72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ercice 1: lire le texte puis identifier <text:span text:style-name="T1">besoin</text:span>, <text:span text:style-name="T5">parties prenantes</text:span>, <text:span text:style-name="T3">objectifs</text:span> , <text:span text:style-name="T4">limites</text:span> et <text:span text:style-name="T2">enjeux</text:span></text:p>
      <text:p text:style-name="Standard"/>
      <text:p text:style-name="P1">La <text:span text:style-name="T5">société Vive L’Avion</text:span> est spécialisée dans le transport aérien long courrier. Chaque année elle transporte plus de <text:span text:style-name="T1">60 millions de passagers</text:span>. Auparavant <text:span text:style-name="T2">1 ère compagnie mondiale, Vive l’avion n’a cessé de perdre des parts de marché pour être aujourd’hui 11ème compagnie mondiale</text:span>. Afin de retrouver sa place de leader mondial, Vive l’avion doit s’adapter aux <text:span text:style-name="T3">nouvelles habitudes des clients notamment leurs demandes en services numériques</text:span>. </text:p>
      <text:p text:style-name="P1">En matière de digitalisation, l’entreprise Vive l’Avion part de très loin. En effet, pour tous ses concurrents, <text:span text:style-name="T2">90% des réservations se font en ligne</text:span> quand pour eux cela ne <text:span text:style-name="T4">concerne que 50%</text:span>. <text:span text:style-name="T4">L’absence d’application</text:span> proposant des services personnalisés ne leur permet pas d’augmenter le prix moyen dépensé par un voyageur. Leur <text:span text:style-name="T1">mauvais positionnement sur les moteurs de recherche</text:span> les prive d’un chiffre d’affaires précieux. Enfin, leur <text:span text:style-name="T1">absence totale des réseaux sociaux</text:span>, les empêche de toucher la clientèle jeune qui voyage souvent par opportunisme. Face à ce constat, <text:span text:style-name="T5">Herbert Luft</text:span>, le DAF du groupe, a décidé de lancer un vaste programme de digitalisation de l’entreprise.</text:p>
      <text:p text:style-name="P1"><text:s/>Ce programme comporte 3 volets</text:p>
      <text:list text:style-name="WWNum1">
        <text:list-item>
          <text:p text:style-name="P2">1. <text:span text:style-name="T3">refonte du site internet pour le mettre au goût du jour (un site responsive)</text:span></text:p>
        </text:list-item>
        <text:list-item>
          <text:p text:style-name="P3">2. s’équiper d’une application mobile </text:p>
        </text:list-item>
        <text:list-item>
          <text:p text:style-name="P3">3. exister sur les réseaux sociaux </text:p>
        </text:list-item>
      </text:list>
      <text:p text:style-name="P1">M. Herbert Luft a fixé les limites suivantes: </text:p>
      <text:p text:style-name="P1">le nouveau site ainsi que l’appli mobile doivent être disponibles <text:span text:style-name="T4">d’ici le début de la haute saison soit début avril 2019</text:span>. En terme de budget, l’enveloppe allouée à ce programme est de <text:span text:style-name="T4">2,5 M€</text:span> Pour mettre en place son nouveau logiciel, M. Luft a fait appel à une ESN de renommée internationale : <text:span text:style-name="T5">EasySoft</text:span>. </text:p>
      <text:p text:style-name="P1">Il a par ailleurs nommé son directeur commercial <text:span text:style-name="T5">Thomas Sales</text:span> directeur du programme en interne. Comme Thomas Sale n’est pas à l’aise avec l’informatique et les nouvelles technologies, il a nommé son adjoint, <text:span text:style-name="T5">Thibault Mercier,</text:span> directeur de programme adjoint. </text:p>
      <text:p text:style-name="P1">Thibault a toute latitude pour le projet. Pour constituer son équipe, Thibault Mercier s’est entouré de <text:span text:style-name="T5">Nancy Custom, responsable du service clients, Annie Lacroix, responsable informatique et un nouvel embauché, Tony People qui occupe le poste de community manager.</text:span> Thibault Mercier est très désireux de voir le projet aboutir. En <text:soft-page-break/>effet, il nourrit <text:span text:style-name="T2">l’ambition secrète d’être nommé directeur commercial</text:span> et espère donc que ce projet va montrer l’étendue de son talent. </text:p>
      <text:p text:style-name="P1">En tant que responsable informatique, Annie Lacroix aussi souhaite voir le projet réussir. Avec un tel projet, <text:span text:style-name="T2">l’informatique sera mise au centre de l’entreprise</text:span>. Elle espère donc que sa contribution sera enfin reconnue. Au final, tout le monde dans l’entreprise se réjouit de ce projet. Tout le monde sauf le personnel commercial. En effet, ceux-ci redoutent qu’avec le développement de la <text:span text:style-name="T3">vente en ligne et du check-in automatique</text:span>, <text:span text:style-name="T4">des suppressions de poste aient lieu. </text:span></text:p>
      <text:p text:style-name="P1">La direction a bien assuré qu’il n’y aurait aucune suppression de poste mais cela ne parvient pas à les convaincre.</text:p>
      <text:p text:style-name="P1"/>
      <text:p text:style-name="P1"/>
      <text:p text:style-name="P4">Besoins :</text:p>
      <text:p text:style-name="P4"><text:tab/>- <text:span text:style-name="T6">Gérer 60 millions de passagers</text:span></text:p>
      <text:p text:style-name="P4"><text:tab/>- <text:span text:style-name="T6">Meilleur positionnement sur les moteurs de recherche</text:span></text:p>
      <text:p text:style-name="P4"><text:tab/>- <text:span text:style-name="T6">Visibilité sur les réseaux sociaux</text:span></text:p>
      <text:p text:style-name="P5">Parties prenantes :</text:p>
      <text:p text:style-name="P5"><text:tab/>- <text:span text:style-name="T7">Société Vive L’Avion</text:span></text:p>
      <text:p text:style-name="P5"><text:tab/>- <text:span text:style-name="T7">Herbert Luft, DAF du groupe</text:span></text:p>
      <text:p text:style-name="P5"><text:tab/>- <text:span text:style-name="T7">EasySoft : prestataire</text:span></text:p>
      <text:p text:style-name="P5"><text:tab/>- <text:span text:style-name="T7">Thomas Sales : directeur du programme en internet</text:span></text:p>
      <text:p text:style-name="P5"><text:tab/>- <text:span text:style-name="T7">Thibault Mercier : directeur du programme adjoint</text:span></text:p>
      <text:p text:style-name="P5"><text:tab/>- <text:span text:style-name="T7">Nancy Custom : responsable service clients</text:span></text:p>
      <text:p text:style-name="P5"><text:tab/>- <text:span text:style-name="T7">Annie Lacroix : responsable informatique</text:span></text:p>
      <text:p text:style-name="P8"><text:span text:style-name="T8"><text:tab/>- </text:span><text:span text:style-name="T7">Tony People : community Manager</text:span></text:p>
      <text:p text:style-name="P5">Objectifs :</text:p>
      <text:p text:style-name="P5"><text:tab/>- <text:span text:style-name="T7">Tenir compte des nouvelles habitudes de consommation</text:span></text:p>
      <text:p text:style-name="P5"><text:tab/>- <text:span text:style-name="T7">Refonte du site internet (responsive)</text:span></text:p>
      <text:p text:style-name="P5"><text:tab/>- <text:span text:style-name="T7">Création d’un application mobile</text:span></text:p>
      <text:p text:style-name="P8"><text:span text:style-name="T8"><text:tab/>- </text:span><text:span text:style-name="T7">Présence sur les réseaux sociaux</text:span></text:p>
      <text:p text:style-name="P8"><text:tab/>- <text:span text:style-name="T7">Gérer de la vente en ligne</text:span></text:p>
      <text:p text:style-name="P8"><text:soft-page-break/><text:tab/>- <text:span text:style-name="T7">Gérer du check-in automatique</text:span></text:p>
      <text:p text:style-name="P5">Limites :</text:p>
      <text:p text:style-name="P5"><text:tab/>- <text:span text:style-name="T9">Les réservations en ligne ne représentent que 50 % du total, bien en-dessous de la concurrence</text:span></text:p>
      <text:p text:style-name="P5"><text:tab/>- <text:span text:style-name="T9">Absence d’application mobile</text:span></text:p>
      <text:p text:style-name="P5"><text:tab/>- <text:span text:style-name="T9">Besoin de nouveaux outils informatique avant le début avril 2019</text:span></text:p>
      <text:p text:style-name="P5"><text:tab/>- <text:span text:style-name="T9">Un budget de 2,5M€</text:span></text:p>
      <text:p text:style-name="P8"><text:span text:style-name="T8"><text:tab/>- </text:span><text:span text:style-name="T9">Risque de suppression de postes</text:span></text:p>
      <text:p text:style-name="P5">Enjeux :</text:p>
      <text:p text:style-name="P5"><text:tab/>- <text:span text:style-name="T9">Retrouver la place de leader mondiale</text:span></text:p>
      <text:p text:style-name="P5"><text:tab/>- <text:span text:style-name="T9">Favoriser les réservations en lignes</text:span></text:p>
      <text:p text:style-name="P6"><text:tab/>- <text:span text:style-name="T9">Ambition personnelle de </text:span><text:span text:style-name="T7">Thibault Mercier</text:span></text:p>
      <text:p text:style-name="P9"><text:span text:style-name="T8"><text:tab/>- </text:span><text:span text:style-name="T9">Ambition personnelle d’ Annie Lacroi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tru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brenet</meta:initial-creator>
    <meta:editing-cycles>6</meta:editing-cycles>
    <meta:creation-date>2023-10-31T07:40:00</meta:creation-date>
    <dc:date>2023-12-08T12:57:18.446680434</dc:date>
    <meta:editing-duration>PT54M19S</meta:editing-duration>
    <meta:generator>LibreOffice/7.5.8.2$Linux_X86_64 LibreOffice_project/50$Build-2</meta:generator>
    <meta:document-statistic meta:table-count="0" meta:image-count="0" meta:object-count="0" meta:page-count="3" meta:paragraph-count="44" meta:word-count="671" meta:character-count="4185" meta:non-whitespace-character-count="3526"/>
    <meta:user-defined meta:name="AppVersion">16.0000</meta:user-defined>
    <meta:template xlink:type="simple" xlink:actuate="onRequest" xlink:title="Normal.dotm" xlink:href=""/>
  </office:meta>
</office:document-meta>
</file>